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04ef9" officeooo:paragraph-rsid="00093cce"/>
    </style:style>
    <style:style style:name="P2" style:family="paragraph" style:parent-style-name="Text_20_body">
      <style:text-properties officeooo:rsid="00004ef9" officeooo:paragraph-rsid="000b1476"/>
    </style:style>
    <style:style style:name="P3" style:family="paragraph" style:parent-style-name="Text_20_body">
      <style:text-properties officeooo:rsid="00093cce" officeooo:paragraph-rsid="00093cce"/>
    </style:style>
    <style:style style:name="P4" style:family="paragraph" style:parent-style-name="Text_20_body">
      <style:text-properties officeooo:rsid="000b1476" officeooo:paragraph-rsid="000b1476"/>
    </style:style>
    <style:style style:name="P5" style:family="paragraph" style:parent-style-name="Text_20_body">
      <style:text-properties officeooo:paragraph-rsid="000b1476"/>
    </style:style>
    <style:style style:name="P6" style:family="paragraph" style:parent-style-name="Text_20_body">
      <style:text-properties officeooo:rsid="001082b3" officeooo:paragraph-rsid="001082b3"/>
    </style:style>
    <style:style style:name="P7" style:family="paragraph" style:parent-style-name="Heading_20_2">
      <style:text-properties officeooo:rsid="00004ef9"/>
    </style:style>
    <style:style style:name="P8" style:family="paragraph" style:parent-style-name="Heading_20_2">
      <style:text-properties officeooo:rsid="0003f174" officeooo:paragraph-rsid="0003f174"/>
    </style:style>
    <style:style style:name="P9" style:family="paragraph" style:parent-style-name="Text_20_body">
      <style:text-properties fo:font-style="normal" officeooo:rsid="0005c526" officeooo:paragraph-rsid="0002a279" style:font-style-asian="normal" style:font-style-complex="normal"/>
    </style:style>
    <style:style style:name="P10" style:family="paragraph" style:parent-style-name="Text_20_body">
      <style:text-properties officeooo:paragraph-rsid="000b1476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b1476" style:font-style-asian="italic" style:font-style-complex="italic"/>
    </style:style>
    <style:style style:name="T3" style:family="text">
      <style:text-properties fo:font-style="italic" officeooo:rsid="0003f174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b1476" style:font-style-asian="normal" style:font-style-complex="normal"/>
    </style:style>
    <style:style style:name="T6" style:family="text">
      <style:text-properties fo:font-style="normal" style:text-underline-style="none" style:font-style-asian="normal" style:font-style-complex="normal"/>
    </style:style>
    <style:style style:name="T7" style:family="text">
      <style:text-properties fo:font-style="normal" style:text-underline-style="none" officeooo:rsid="00112440" style:font-style-asian="normal" style:font-style-complex="normal"/>
    </style:style>
    <style:style style:name="T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9" style:family="text">
      <style:text-properties fo:font-style="normal" style:text-underline-style="solid" style:text-underline-width="auto" style:text-underline-color="font-color" officeooo:rsid="000b1476" style:font-style-asian="normal" style:font-style-complex="normal"/>
    </style:style>
    <style:style style:name="T10" style:family="text">
      <style:text-properties officeooo:rsid="0003f174"/>
    </style:style>
    <style:style style:name="T11" style:family="text">
      <style:text-properties officeooo:rsid="00093cce"/>
    </style:style>
    <style:style style:name="T12" style:family="text">
      <style:text-properties officeooo:rsid="000b1476"/>
    </style:style>
    <style:style style:name="T13" style:family="text">
      <style:text-properties style:text-underline-style="solid" style:text-underline-width="auto" style:text-underline-color="font-color" officeooo:rsid="001082b3"/>
    </style:style>
    <style:style style:name="T14" style:family="text">
      <style:text-properties officeooo:rsid="00112440"/>
    </style:style>
    <style:style style:name="T15" style:family="text">
      <style:text-properties officeooo:rsid="0012d8c5"/>
    </style:style>
    <style:style style:name="T16" style:family="text">
      <style:text-properties officeooo:rsid="00004ef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One-page design summary <text:span text:style-name="T10">from: </text:span><text:span text:style-name="T3">The Rokers</text:span></text:h>
      <text:p text:style-name="P9"/>
      <text:h text:style-name="Heading_20_2" text:outline-level="2">General question</text:h>
      <text:p text:style-name="P1">D<text:span text:style-name="T11">o tests boost memory, even when you get all of the answers wrong?</text:span></text:p>
      <text:h text:style-name="P7" text:outline-level="2">Testable question</text:h>
      <text:p text:style-name="P3">Does having to guess the meaning of unfamiliar English words (e.g. <text:span text:style-name="T1">picaroon</text:span>), before being given the answer, improve performance on a subsequent cued recall task, relative to just studying the word-definition pair (e.g. <text:span text:style-name="T1">picaroon-cheat)</text:span> ?</text:p>
      <text:h text:style-name="P8" text:outline-level="2">Contribution</text:h>
      <text:p text:style-name="P5"><text:span text:style-name="T12">Potts &amp; Shanks (2014) have demonstrated this effect for a recognition test, where participants have to select the definitions they’ve seen (e.g. cheat) from among distractors. We are interested in whether their result will generalise to a more challenging format (i.e. cued recall, e.g. </text:span><text:span text:style-name="T2">picaroon</text:span><text:span text:style-name="T12">-?)</text:span></text:p>
      <text:h text:style-name="Heading_20_2" text:outline-level="2">Independent variable<text:span text:style-name="T15">s</text:span></text:h>
      <text:p text:style-name="P2"><text:span text:style-name="T13">Within-subjects IV: </text:span>S<text:span text:style-name="T12">tudy format (generate versus study). For some items, participants will seen e.g. </text:span><text:span text:style-name="T2">picaroon-?</text:span><text:span text:style-name="T5"> And have to guess the answer, before being given it. For other items, they’ll just be presented with the pair e.g. </text:span><text:span text:style-name="T2">picaroon-cheat</text:span><text:span text:style-name="T5">. </text:span></text:p>
      <text:p text:style-name="P6"><text:span text:style-name="T9">B</text:span><text:span text:style-name="T8">etween-subjects IV: </text:span><text:span text:style-name="T6">Difficult</text:span><text:span text:style-name="T7">y</text:span><text:span text:style-name="T6"> of test. Recall test occurs either after all items have been presented (hard) or after each encoding condition (easy).</text:span></text:p>
      <text:h text:style-name="Heading_20_2" text:outline-level="2">Dependent variable</text:h>
      <text:p text:style-name="P4">Percent correct on the cued recall test.</text:p>
      <text:h text:style-name="Heading_20_2" text:outline-level="2">Hypothesis</text:h>
      <text:p text:style-name="P5"><text:span text:style-name="T16">R</text:span><text:span text:style-name="T12">ecall will be higher for generated items than for studied items. </text:span><text:span text:style-name="T14">The size of the advantage for generated items may be affected by the difficulty of the test (through either a ceiling or floor effect)</text:span></text:p>
      <text:h text:style-name="Heading_20_2" text:outline-level="2">Stimuli</text:h>
      <text:p text:style-name="P4">Rare English words and their definitions (e.g. <text:span text:style-name="T1">roke-mist)</text:span><text:span text:style-name="T4">. We’ll use the same pairs as Potts &amp; Shanks (2014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dy Wills</meta:initial-creator>
    <meta:creation-date>2019-12-04T16:47:20.889452175</meta:creation-date>
    <dc:date>2021-06-18T17:23:51.346997215</dc:date>
    <dc:creator>Andy Wills</dc:creator>
    <meta:editing-duration>PT7H42M11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1" meta:paragraph-count="16" meta:word-count="229" meta:character-count="1485" meta:non-whitespace-character-count="1271"/>
  </office:meta>
</office:document-meta>
</file>